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ize="22pt" style:font-size-asian="22pt" style:font-size-complex="22pt"/>
    </style:style>
    <style:style style:name="P2" style:family="paragraph" style:parent-style-name="Standard">
      <style:text-properties officeooo:rsid="0000374b" officeooo:paragraph-rsid="0000374b"/>
    </style:style>
    <style:style style:name="P3" style:family="paragraph" style:parent-style-name="Text_20_body">
      <style:text-properties officeooo:rsid="0001dc4b" officeooo:paragraph-rsid="00025efa"/>
    </style:style>
    <style:style style:name="P4" style:family="paragraph" style:parent-style-name="Text_20_body">
      <style:text-properties officeooo:paragraph-rsid="00025efa"/>
    </style:style>
    <style:style style:name="P5" style:family="paragraph" style:parent-style-name="Text_20_body">
      <style:text-properties fo:font-style="italic" officeooo:rsid="0001dc4b" officeooo:paragraph-rsid="00025efa" style:font-style-asian="italic" style:font-style-complex="italic"/>
    </style:style>
    <style:style style:name="P6" style:family="paragraph" style:parent-style-name="Text_20_body">
      <style:text-properties officeooo:rsid="0001dc4b" officeooo:paragraph-rsid="0001dc4b"/>
    </style:style>
    <style:style style:name="P7" style:family="paragraph" style:parent-style-name="Text_20_body">
      <style:text-properties officeooo:rsid="00025efa" officeooo:paragraph-rsid="00025efa"/>
    </style:style>
    <style:style style:name="P8" style:family="paragraph" style:parent-style-name="Text_20_body">
      <style:text-properties fo:font-style="italic" officeooo:rsid="00025efa" officeooo:paragraph-rsid="00025efa" style:font-style-asian="italic" style:font-style-complex="italic"/>
    </style:style>
    <style:style style:name="P9" style:family="paragraph" style:parent-style-name="Text_20_body">
      <style:text-properties officeooo:rsid="0000374b" officeooo:paragraph-rsid="0000374b"/>
    </style:style>
    <style:style style:name="P10" style:family="paragraph" style:parent-style-name="Horizontal_20_Line">
      <style:text-properties officeooo:rsid="0000374b"/>
    </style:style>
    <style:style style:name="P11" style:family="paragraph" style:parent-style-name="Heading_20_3">
      <style:text-properties officeooo:rsid="0000374b"/>
    </style:style>
    <style:style style:name="P12" style:family="paragraph" style:parent-style-name="Text_20_body" style:list-style-name="L1">
      <style:text-properties officeooo:rsid="0000374b"/>
    </style:style>
    <style:style style:name="P13" style:family="paragraph" style:parent-style-name="Text_20_body" style:list-style-name="L2">
      <style:text-properties officeooo:rsid="0000374b"/>
    </style:style>
    <style:style style:name="P14" style:family="paragraph" style:parent-style-name="Text_20_body">
      <style:text-properties officeooo:rsid="0000374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éation d’un style CSL à partir de consignes et d’exemples textuels contenus dans un fichier .docx : ChatGPT</text:p>
      <text:p text:style-name="P2"/>
      <text:p text:style-name="P3"><text:span text:style-name="T1">Requête :</text:span> </text:p>
      <text:p text:style-name="P4">Bonjour ChatGPT, je dois créer un style encodé dans le langage CSL (Citation Style Language) correspondant aux consignes contenues dans le fichier ci-joint. Peux-tu faire cela pour moi? </text:p>
      <text:p text:style-name="P5">fichier joint = CSL_consignes_garni.docx</text:p>
      <text:p text:style-name="P6">***</text:p>
      <text:p text:style-name="P7"><text:span text:style-name="T1">Réponse ChatGPT</text:span> <text:s/></text:p>
      <text:p text:style-name="P8">code CSL généré copié dans le fichier : style_garni_ChatGPT.csl</text:p>
      <text:p text:style-name="P9">Merci pour le document. Voici un résumé des exigences que tu veux voir implémentées dans un style CSL personnalisé, selon les consignes fournies :</text:p>
      <text:p text:style-name="P10"/>
      <text:h text:style-name="P11" text:outline-level="3">📚 <text:span text:style-name="Strong_20_Emphasis">Bibliographie (en fin de document)</text:span></text:h>
      <text:list text:style-name="L1">
        <text:list-item>
          <text:p text:style-name="P12"><text:span text:style-name="Strong_20_Emphasis">Nom de l’auteur non inversé</text:span> :<text:line-break/>→ <text:span text:style-name="Emphasis">Barthes Roland</text:span>, et non <text:span text:style-name="Emphasis">Roland Barthes</text:span> ou <text:span text:style-name="Emphasis">Barthes, Roland</text:span>.</text:p>
        </text:list-item>
        <text:list-item>
          <text:p text:style-name="P12"><text:span text:style-name="Strong_20_Emphasis">Date entre crochets pour la date originale (si applicable)</text:span>, suivie de la date de l’édition utilisée :<text:line-break/>→ <text:span text:style-name="Emphasis">[1966] 2002a</text:span></text:p>
        </text:list-item>
        <text:list-item>
          <text:p text:style-name="P12"><text:span text:style-name="Strong_20_Emphasis">Répétition du nom de l’auteur pour chaque entrée</text:span>, même s’il y a plusieurs œuvres du même auteur.</text:p>
        </text:list-item>
        <text:list-item>
          <text:p text:style-name="P12"><text:span text:style-name="Strong_20_Emphasis">Titres d’articles entre guillemets français (« »)</text:span>.</text:p>
        </text:list-item>
        <text:list-item>
          <text:p text:style-name="P12"><text:span text:style-name="Strong_20_Emphasis">Titres d’ouvrages et de revues en italiques</text:span>.</text:p>
        </text:list-item>
        <text:list-item>
          <text:p text:style-name="P12"><text:span text:style-name="Strong_20_Emphasis">Format général :</text:span><text:line-break/>Pour un <text:span text:style-name="Strong_20_Emphasis">chapitre d’ouvrage collectif</text:span> :<text:line-break/><text:span text:style-name="Source_20_Text">Nom Prénom, [date originale] année de publication, « Titre du chapitre », *Titre de l’ouvrage*, Éditeur (éd.), nombre de volumes si précisé, Lieu, Maison d’édition, vol. X, p. x–y.</text:span></text:p>
          <text:p text:style-name="P12">Pour un <text:span text:style-name="Strong_20_Emphasis">article de revue</text:span> :<text:line-break/><text:span text:style-name="Source_20_Text">Nom Prénom, année, « Titre de l’article », *Titre de la revue*, vol. X, no Y, p. x–y.</text:span></text:p>
          <text:p text:style-name="P12">Pour un <text:span text:style-name="Strong_20_Emphasis">livre</text:span> :<text:line-break/><text:span text:style-name="Source_20_Text">Nom Prénom, année, *Titre du livre*, Lieu, Maison d’édition.</text:span></text:p>
        </text:list-item>
      </text:list>
      <text:p text:style-name="P10"/>
      <text:h text:style-name="P11" text:outline-level="3"><text:soft-page-break/>📝 <text:span text:style-name="Strong_20_Emphasis">Références dans le corps du texte</text:span></text:h>
      <text:list text:style-name="L2">
        <text:list-item>
          <text:p text:style-name="P13">Format abrégé entre parenthèses :<text:line-break/><text:span text:style-name="Source_20_Text">(Nom, année, p. x)</text:span></text:p>
        </text:list-item>
        <text:list-item>
          <text:p text:style-name="P13">Si plusieurs œuvres du même auteur la même année : distinguer par <text:span text:style-name="Emphasis">a</text:span>, <text:span text:style-name="Emphasis">b</text:span>, etc.<text:line-break/>Ex. <text:span text:style-name="Source_20_Text">(Barthes, 2002a)</text:span> ; <text:span text:style-name="Source_20_Text">(Barthes, 2002b)</text:span></text:p>
        </text:list-item>
        <text:list-item>
          <text:p text:style-name="P13">Si deux auteurs : <text:span text:style-name="Source_20_Text">(Adam &amp; Goldenstein, 1976, p. 42-59)</text:span></text:p>
        </text:list-item>
      </text:list>
      <text:p text:style-name="P10"/>
      <text:p text:style-name="P14">Souhaites-tu que je procède maintenant à la <text:span text:style-name="Strong_20_Emphasis">création du fichier CSL complet</text:span> correspondant à ces consignes, ou veux-tu d’abord un <text:span text:style-name="Strong_20_Emphasis">extrait commenté</text:span> pour valider le format ?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6T14:07:42.945046500</meta:creation-date>
    <dc:date>2025-08-14T16:16:35.232918800</dc:date>
    <meta:editing-duration>PT1H9M18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2" meta:paragraph-count="22" meta:word-count="321" meta:character-count="1871" meta:non-whitespace-character-count="1579"/>
  </office:meta>
</office:document-meta>
</file>